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11"/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2016TaxCalc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ncome after Deductions</text:p>
          </table:table-cell>
          <table:table-cell table:style-name="ce2" office:value-type="currency" office:currency="GBP" office:value="0" calcext:value-type="currency">
            <text:p>£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l Allowance</text:p>
          </table:table-cell>
          <table:table-cell table:style-name="ce2" office:value-type="currency" office:currency="GBP" office:value="11000" calcext:value-type="currency">
            <text:p>£11,000.00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MAX(0;MIN([2016TaxCalc.B2];[2016TaxCalc.B1]))*[2016TaxCalc.C2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</text:p>
          </table:table-cell>
          <table:table-cell table:style-name="ce2" office:value-type="currency" office:currency="GBP" office:value="32000" calcext:value-type="currency">
            <text:p>£32,000.00</text:p>
          </table:table-cell>
          <table:table-cell table:style-name="ce4" office:value-type="percentage" office:value="0.2" calcext:value-type="percentage">
            <text:p>20.00%</text:p>
          </table:table-cell>
          <table:table-cell table:formula="of:=MAX(0;MIN([2016TaxCalc.B3];([2016TaxCalc.B1]-[2016TaxCalc.B2])))*[2016TaxCalc.C3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er</text:p>
          </table:table-cell>
          <table:table-cell table:style-name="ce2" office:value-type="currency" office:currency="GBP" office:value="150000" calcext:value-type="currency">
            <text:p>£150,000.00</text:p>
          </table:table-cell>
          <table:table-cell table:style-name="ce4" office:value-type="percentage" office:value="0.4" calcext:value-type="percentage">
            <text:p>40.00%</text:p>
          </table:table-cell>
          <table:table-cell table:style-name="ce6" table:formula="of:=MAX(0;MIN([2016TaxCalc.B4];(([2016TaxCalc.B1]-[2016TaxCalc.B2])-[2016TaxCalc.B3])))*[2016TaxCalc.C4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ional</text:p>
          </table:table-cell>
          <table:table-cell table:style-name="ce3" office:value-type="string" calcext:value-type="string">
            <text:p>Unlimited</text:p>
          </table:table-cell>
          <table:table-cell table:style-name="ce4" office:value-type="percentage" office:value="0.45" calcext:value-type="percentage">
            <text:p>45.00%</text:p>
          </table:table-cell>
          <table:table-cell table:style-name="ce6" table:formula="of:=MAX(0;((([2016TaxCalc.B1]-[2016TaxCalc.B2])-[2016TaxCalc.B3])-[2016TaxCalc.B4]))*[2016TaxCalc.C4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 Class 2</text:p>
          </table:table-cell>
          <table:table-cell table:style-name="ce2" office:value-type="currency" office:currency="GBP" office:value="2.8" calcext:value-type="currency">
            <text:p>£2.80</text:p>
          </table:table-cell>
          <table:table-cell/>
          <table:table-cell table:formula="of:=IF([2016TaxCalc.B1]&gt;5965;[2016TaxCalc.B6]*52;0)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 Class 4</text:p>
          </table:table-cell>
          <table:table-cell table:style-name="ce2" office:value-type="currency" office:currency="GBP" office:value="8060" calcext:value-type="currency">
            <text:p>£8,060.00</text:p>
          </table:table-cell>
          <table:table-cell table:style-name="ce4" office:value-type="percentage" office:value="0" calcext:value-type="percentage">
            <text:p>0.00%</text:p>
          </table:table-cell>
          <table:table-cell table:style-name="ce6" table:formula="of:=MAX(0;MIN([2016TaxCalc.B7];[2016TaxCalc.B1]))*[2016TaxCalc.C7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 Class 4</text:p>
          </table:table-cell>
          <table:table-cell table:style-name="ce2" office:value-type="currency" office:currency="GBP" office:value="43000" calcext:value-type="currency">
            <text:p>£43,000.00</text:p>
          </table:table-cell>
          <table:table-cell table:style-name="ce4" office:value-type="percentage" office:value="0.09" calcext:value-type="percentage">
            <text:p>9.00%</text:p>
          </table:table-cell>
          <table:table-cell table:style-name="ce6" table:formula="of:=MAX(0;MIN([2016TaxCalc.B8];([2016TaxCalc.B1]-[2016TaxCalc.B7])))*[2016TaxCalc.C8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 Class 4</text:p>
          </table:table-cell>
          <table:table-cell table:style-name="ce3" office:value-type="string" calcext:value-type="string">
            <text:p>Unlimited</text:p>
          </table:table-cell>
          <table:table-cell table:style-name="ce4" office:value-type="percentage" office:value="0.02" calcext:value-type="percentage">
            <text:p>2.00%</text:p>
          </table:table-cell>
          <table:table-cell table:style-name="ce6" table:formula="of:=MAX(0;(([2016TaxCalc.B1]-[2016TaxCalc.B7])-[2016TaxCalc.B8]))*[2016TaxCalc.C9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Total Tax + NI</text:p>
          </table:table-cell>
          <table:table-cell table:formula="of:=SUM([2016TaxCalc.D3:.D9])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Real Income</text:p>
          </table:table-cell>
          <table:table-cell table:formula="of:=[2016TaxCalc.B1]-[2016TaxCalc.D10]" office:value-type="currency" office:currency="GBP" office:value="0" calcext:value-type="currency">
            <text:p>£0.00</text:p>
          </table:table-cell>
          <table:table-cell table:style-name="ce5" office:value-type="string" calcext:value-type="string">
            <text:p>Per Week</text:p>
          </table:table-cell>
          <table:table-cell table:style-name="ce2" table:formula="of:=[2016TaxCalc.D11]/52" office:value-type="currency" office:currency="GBP" office:value="0" calcext:value-type="currency">
            <text:p>£0.00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18:51:06.146427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7:44:18.729219045</meta:creation-date>
    <dc:date>2016-04-09T18:51:17.120555021</dc:date>
    <meta:editing-duration>PT9M15S</meta:editing-duration>
    <meta:editing-cycles>7</meta:editing-cycles>
    <meta:generator>LibreOffice/5.1.2.2$Linux_X86_64 LibreOffice_project/10m0$Build-2</meta:generator>
    <dc:description>Built for my own purposes, shared because that's how I roll!

Want something better built? 

Great  come to https://www.codesign2.co.uk, let me know what you need.</dc:description>
    <meta:keyword>Tax</meta:keyword>
    <meta:keyword>Calculator</meta:keyword>
    <meta:keyword>CD2</meta:keyword>
    <meta:keyword>2016</meta:keyword>
    <dc:title>UK Income Tax Calculator 2016/17</dc:title>
    <meta:document-statistic meta:table-count="1" meta:cell-count="39" meta:object-count="0"/>
  </office:meta>
</office:document-meta>
</file>